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cd5" officeooo:paragraph-rsid="001fd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ar Nahari</text:p>
      <text:p text:style-name="P1">EECS 476</text:p>
      <text:p text:style-name="P1">Assignment 4</text:p>
      <text:p text:style-name="P1"/>
      <text:p text:style-name="P1">I did changes in action server , client , and action file. </text:p>
      <text:p text:style-name="P1"/>
      <text:p text:style-name="P1">Firstly in the action server, I added the same stdr control functions as in “Path_service” to the class AmmarActionServer with a little modifications. ammar_action_server receive the goal from the client, excecute the motion required, and halt the motion and excecute the new goal if the old <text:s/>goal is canceled.</text:p>
      <text:p text:style-name="P1"/>
      <text:p text:style-name="P1">In ammar_action_client, it sends the initial poses through action goal. Meanwhile, it subscribe to the lidar alarm. If the alarm is on, it cancel the goal and set new poses. Action client has 4 callback functions: donCb to access the result message; feedbackCb to get the feedback from the server; activeCb; and alarmCallback to check the lidar alarm message. </text:p>
      <text:p text:style-name="P1"/>
      <text:p text:style-name="P1">In demo.action file, I change the message types of goal, result and feedback to:</text:p>
      <text:p text:style-name="P1"><text:s/>nav_msgs/Path nav_path</text:p>
      <text:p text:style-name="P1"/>
      <text:p text:style-name="P1">I still have work to do in this assignment; because there are some errors in the codes I coulcn't figure y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38:14.610509578</meta:creation-date>
    <dc:date>2017-02-22T22:59:17.613428574</dc:date>
    <meta:editing-duration>PT32S</meta:editing-duration>
    <meta:editing-cycles>1</meta:editing-cycles>
    <meta:document-statistic meta:table-count="0" meta:image-count="0" meta:object-count="0" meta:page-count="1" meta:paragraph-count="9" meta:word-count="163" meta:character-count="973" meta:non-whitespace-character-count="815"/>
    <meta:generator>LibreOffice/4.2.8.2$Linux_X86_64 LibreOffice_project/420m0$Build-2</meta:generator>
  </office:meta>
</office:document-meta>
</file>